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adornments="Light" style:font-pitch="variable"/>
    <style:font-face style:name="Roboto Light2" svg:font-family="'Roboto Light'" style:font-family-generic="system" style:font-pitch="variable"/>
    <style:font-face style:name="Roboto Slab Light" svg:font-family="'Roboto Slab Light'" style:font-adornments="Light" style:font-pitch="variable"/>
    <style:font-face style:name="Roboto1" svg:font-family="Roboto"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in" style:rel-column-width="10082*"/>
    </style:style>
    <style:style style:name="Table1.B" style:family="table-column">
      <style:table-column-properties style:column-width="5.5in" style:rel-column-width="55453*"/>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style:font-name="Roboto Light" officeooo:rsid="0002729f" officeooo:paragraph-rsid="0002729f" style:font-name-asian="Roboto Light2" style:font-name-complex="Roboto Light2"/>
    </style:style>
    <style:style style:name="P2" style:family="paragraph" style:parent-style-name="Standard">
      <style:text-properties style:font-name="Roboto Light" style:font-name-asian="Roboto Light2" style:font-name-complex="Roboto Light2"/>
    </style:style>
    <style:style style:name="P3" style:family="paragraph" style:parent-style-name="Table_20_Contents">
      <style:text-properties style:font-name="Roboto Light" officeooo:rsid="0002b8ac" officeooo:paragraph-rsid="0002b8ac" style:font-name-asian="Roboto Light2" style:font-name-complex="Roboto Light2"/>
    </style:style>
    <style:style style:name="P4" style:family="paragraph" style:parent-style-name="Table_20_Contents">
      <style:text-properties style:font-name="Roboto Light" fo:font-weight="bold" officeooo:rsid="0002b8ac" officeooo:paragraph-rsid="0002b8ac" style:font-name-asian="Roboto Light2" style:font-weight-asian="bold" style:font-name-complex="Roboto Light2" style:font-weight-complex="bold"/>
    </style:style>
    <style:style style:name="P5" style:family="paragraph" style:parent-style-name="Standard">
      <style:text-properties style:font-name="Roboto" fo:font-size="12pt" officeooo:rsid="0002729f" officeooo:paragraph-rsid="0002729f" style:font-name-asian="Roboto1" style:font-size-asian="12pt" style:font-name-complex="Roboto1" style:font-size-complex="12pt"/>
    </style:style>
    <style:style style:name="P6" style:family="paragraph" style:parent-style-name="Standard">
      <style:paragraph-properties fo:line-height="150%"/>
      <style:text-properties style:font-name="Roboto Slab Light" officeooo:rsid="00027e27" officeooo:paragraph-rsid="00027e27" style:font-name-asian="Roboto Light2" style:font-name-complex="Roboto Light2"/>
    </style:style>
    <style:style style:name="P7" style:family="paragraph" style:parent-style-name="Standard">
      <style:paragraph-properties fo:line-height="150%" fo:text-align="justify" style:justify-single-word="false"/>
      <style:text-properties style:font-name="Roboto Slab Light" officeooo:rsid="00027e27" officeooo:paragraph-rsid="00027e27" style:font-name-asian="Roboto Light2" style:font-name-complex="Roboto Light2"/>
    </style:style>
    <style:style style:name="P8" style:family="paragraph" style:parent-style-name="Standard">
      <style:paragraph-properties fo:line-height="100%"/>
      <style:text-properties style:font-name="Roboto Light1" fo:font-weight="bold" officeooo:rsid="00027e27" officeooo:paragraph-rsid="00027e27" style:font-name-asian="Roboto Light2" style:font-weight-asian="bold" style:font-name-complex="Roboto Light2" style:font-weight-complex="bold"/>
    </style:style>
    <style:style style:name="P9" style:family="paragraph" style:parent-style-name="Standard" style:master-page-name="Standard">
      <style:paragraph-properties style:page-number="1"/>
      <style:text-properties style:font-name="Roboto Light" style:font-name-asian="Roboto Light2" style:font-name-complex="Roboto Light2"/>
    </style:style>
    <style:style style:name="P10" style:family="paragraph" style:parent-style-name="Standard" style:list-style-name="L1">
      <style:paragraph-properties fo:line-height="100%"/>
      <style:text-properties officeooo:paragraph-rsid="00027e27"/>
    </style:style>
    <style:style style:name="P11" style:family="paragraph" style:parent-style-name="Standard" style:list-style-name="L1">
      <style:paragraph-properties fo:line-height="100%"/>
      <style:text-properties officeooo:rsid="0002b8ac" officeooo:paragraph-rsid="0002b8ac"/>
    </style:style>
    <style:style style:name="P12" style:family="paragraph" style:parent-style-name="Standard" style:list-style-name="L1">
      <style:paragraph-properties fo:line-height="100%"/>
      <style:text-properties officeooo:rsid="00060960" officeooo:paragraph-rsid="00060960"/>
    </style:style>
    <style:style style:name="P13" style:family="paragraph" style:parent-style-name="Standard" style:list-style-name="L1">
      <style:paragraph-properties fo:line-height="100%"/>
      <style:text-properties officeooo:rsid="0006f12a" officeooo:paragraph-rsid="0006f12a"/>
    </style:style>
    <style:style style:name="T1" style:family="text">
      <style:text-properties officeooo:rsid="0002729f"/>
    </style:style>
    <style:style style:name="T2" style:family="text">
      <style:text-properties style:text-position="super 58%" officeooo:rsid="0002729f"/>
    </style:style>
    <style:style style:name="T3" style:family="text">
      <style:text-properties style:font-name="Roboto Light1" style:font-name-asian="Roboto Light2" style:font-name-complex="Roboto Light2"/>
    </style:style>
    <style:style style:name="T4" style:family="text">
      <style:text-properties style:font-name="Roboto Light1" officeooo:rsid="00027e27" style:font-name-asian="Roboto Light2" style:font-name-complex="Roboto Light2"/>
    </style:style>
    <style:style style:name="T5" style:family="text">
      <style:text-properties officeooo:rsid="0002b8ac"/>
    </style:style>
    <style:style style:name="T6" style:family="text">
      <style:text-properties officeooo:rsid="000546a6"/>
    </style:style>
    <style:style style:name="T7" style:family="text">
      <style:text-properties fo:font-weight="bold" style:font-weight-asian="bold" style:font-weight-complex="bold"/>
    </style:style>
    <style:style style:name="T8" style:family="text">
      <style:text-properties fo:font-weight="bold" officeooo:rsid="0002b8ac" style:font-weight-asian="bold" style:font-weight-complex="bold"/>
    </style:style>
    <style:style style:name="T9" style:family="text">
      <style:text-properties fo:font-weight="bold" officeooo:rsid="0007d49b" style:font-weight-asian="bold" style:font-weight-complex="bold"/>
    </style:style>
    <style:style style:name="T10" style:family="text">
      <style:text-properties officeooo:rsid="0007d49b"/>
    </style:style>
    <style:style style:name="T11" style:family="text">
      <style:text-properties fo:font-weight="normal" officeooo:rsid="0007d49b"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Inquiries, Investigations &amp; Immersion</text:span> | <text:span text:style-name="T1">3</text:span><text:span text:style-name="T2">rd</text:span><text:span text:style-name="T1"> </text:span>Quarter</text:p>
      <text:p text:style-name="P5">Review of Related Literature</text:p>
      <text:p text:style-name="P1">February 8 2022</text:p>
      <text:p text:style-name="P2"/>
      <table:table table:name="Table1" table:style-name="Table1">
        <table:table-column table:style-name="Table1.A"/>
        <table:table-column table:style-name="Table1.B"/>
        <table:table-row table:style-name="TableLine140060963966512">
          <table:table-cell table:style-name="Table1.A1" office:value-type="string">
            <text:p text:style-name="P4">Project Topic</text:p>
          </table:table-cell>
          <table:table-cell table:style-name="Table1.B1" office:value-type="string">
            <text:p text:style-name="P3">The effect of background music on the academic performance and focus of select online SHS students in IPSA</text:p>
          </table:table-cell>
        </table:table-row>
      </table:table>
      <text:p text:style-name="P2"/>
      <text:p text:style-name="P2"/>
      <text:p text:style-name="P7"><text:tab/>It has been found in a study by <text:span text:style-name="T7">Fox &amp; Embrey (1972)</text:span> that “music is effective in raising efficiency in this type of work even when in competition with unfavourable conditions produced by machine noise”, demonstrating how significant an impact music does in a workplace to raise productivity and efficiency. Most of the studies on this topic, such as those of <text:span text:style-name="T7">Blood &amp; Ferriss (1993)</text:span>, and <text:span text:style-name="T7">Landay &amp; Harms (2019)</text:span> are conducted in a workplace environment, <text:span text:style-name="T5">which vastly differs from education as the variables that are involved in education are the focus of students, and their academic performance. Some studies have been conducted in a classroom environment, as </text:span><text:span text:style-name="T8">Cabanac et.al. (2013)</text:span><text:span text:style-name="T5"> did on secondary school students, </text:span><text:span text:style-name="T10">and in White’s (2007) study on fourth grade students as well</text:span><text:span text:style-name="T5">. <text:s/>The COVID-19 pandemic has introduced a new normal for education, though, and that is online classes.</text:span></text:p>
      <text:p text:style-name="P7"><text:tab/></text:p>
      <text:p text:style-name="P7"><text:tab/><text:span text:style-name="T10">A key variable that is a major hindrance to students taking online classes/courses is boredom. The beginning of the course was the most boring, according to a study conducted by </text:span><text:span text:style-name="T9">Yazdanmehr et.al. (2021)</text:span><text:span text:style-name="T10">. Even young students taking classes physically show behaviors such as lack of motivation in learning </text:span><text:span text:style-name="T9">(White, 2007)</text:span><text:span text:style-name="T10">. </text:span><text:span text:style-name="T9">Galindo (2009)</text:span><text:span text:style-name="T11"> expresses that music has immense worth in all levels of education.</text:span></text:p>
      <text:p text:style-name="P7"/>
      <text:p text:style-name="P7"><text:tab/><text:span text:style-name="T6">Conclusion</text:span></text:p>
      <text:p text:style-name="P6"/>
      <text:p text:style-name="P8"><text:span text:style-name="T5">Literature</text:span>:</text:p>
      <text:list xml:id="list182453291" text:style-name="L1">
        <text:list-item>
          <text:p text:style-name="P10"><text:span text:style-name="T4">Fox &amp; Embrey, 1972, </text:span><text:a xlink:type="simple" xlink:href="https://www.sciencedirect.com/science/article/abs/pii/0003687072901019" text:style-name="Internet_20_link" text:visited-style-name="Visited_20_Internet_20_Link"><text:span text:style-name="T4">Music - an aid to productivity</text:span></text:a></text:p>
        </text:list-item>
        <text:list-item>
          <text:p text:style-name="P11"><text:span text:style-name="T4">B</text:span><text:span text:style-name="T3">lood &amp; Ferriss, 1993, </text:span><text:a xlink:type="simple" xlink:href="https://journals.sagepub.com/doi/abs/10.2466/pr0.1993.72.1.171" text:style-name="Internet_20_link" text:visited-style-name="Visited_20_Internet_20_Link"><text:span text:style-name="T3">Effects of Background Music on Anxiety, Satisfaction with Communication, and Productivity</text:span></text:a></text:p>
        </text:list-item>
        <text:list-item>
          <text:p text:style-name="P11"><text:span text:style-name="T3">Landay &amp; Harms, 2019, </text:span><text:a xlink:type="simple" xlink:href="https://www.sciencedirect.com/science/article/abs/pii/S105348221830367X" text:style-name="Internet_20_link" text:visited-style-name="Visited_20_Internet_20_Link"><text:span text:style-name="T3">Whilst while you work? A review of the effects of music in the workplace</text:span></text:a></text:p>
        </text:list-item>
        <text:list-item>
          <text:p text:style-name="P11"><text:soft-page-break/><text:span text:style-name="T3">Cabanac et.al., 2013, </text:span><text:a xlink:type="simple" xlink:href="https://www.sciencedirect.com/science/article/abs/pii/S0166432813005093" text:style-name="Internet_20_link" text:visited-style-name="Visited_20_Internet_20_Link"><text:span text:style-name="T3">Music and academic performance</text:span></text:a></text:p>
        </text:list-item>
        <text:list-item>
          <text:p text:style-name="P11"><text:span text:style-name="T3">Kumar et.al, 2016, </text:span><text:a xlink:type="simple" xlink:href="https://manipal.pure.elsevier.com/en/publications/the-effect-of-listening-to-music-on-concentration-and-academic-pe" text:style-name="Internet_20_link" text:visited-style-name="Visited_20_Internet_20_Link"><text:span text:style-name="T3">The effect of listening to music on concentration and academic performance of the students: Cross-sectional study on medical undergraduate students</text:span></text:a></text:p>
        </text:list-item>
        <text:list-item>
          <text:p text:style-name="P11"><text:span text:style-name="T3">Farmer &amp; Sundberg, 2021, </text:span><text:a xlink:type="simple" xlink:href="https://onlinelibrary.wiley.com/doi/abs/10.1111/flan.12548" text:style-name="Internet_20_link" text:visited-style-name="Visited_20_Internet_20_Link"><text:span text:style-name="T3">A process tracing study of the dynamic patterns of boredom in an online L3 course of German during COVID-19 pandemic</text:span></text:a></text:p>
        </text:list-item>
        <text:list-item>
          <text:p text:style-name="P12"><text:span text:style-name="T3">White, 2007, </text:span><text:a xlink:type="simple" xlink:href="https://files.eric.ed.gov/fulltext/ED522618.pdf" text:style-name="Internet_20_link" text:visited-style-name="Visited_20_Internet_20_Link"><text:span text:style-name="T3">The effects of background music in the classroom on the productivity, motivation, and behavior of fourth grade students</text:span></text:a></text:p>
        </text:list-item>
        <text:list-item>
          <text:p text:style-name="P13"><text:span text:style-name="T3">Sigman, 2005, </text:span><text:a xlink:type="simple" xlink:href="https://etd.ohiolink.edu/apexprod/rws_etd/send_file/send?accession=marietta1112128560&amp;disposition=attachment" text:style-name="Internet_20_link" text:visited-style-name="Visited_20_Internet_20_Link"><text:span text:style-name="T3">Using Background Music in the Classroom to Effectively Enhance Concentration Within the Learning Environment</text:span></text:a></text:p>
        </text:list-item>
        <text:list-item>
          <text:p text:style-name="P13"><text:span text:style-name="T3">Umuzdas, 2015, </text:span><text:a xlink:type="simple" xlink:href="https://academicjournals.org/journal/ERR/article-full-text-pdf/86CEA3D51410" text:style-name="Internet_20_link" text:visited-style-name="Visited_20_Internet_20_Link"><text:span text:style-name="T3">An analysis of the academic achievement of the students who listen to music while studying</text:span></text:a></text:p>
        </text:list-item>
        <text:list-item>
          <text:p text:style-name="P13"><text:span text:style-name="T3">Yazdanmehr et.al., 2021, </text:span><text:a xlink:type="simple" xlink:href="https://onlinelibrary.wiley.com/doi/abs/10.1111/flan.12548" text:style-name="Internet_20_link" text:visited-style-name="Visited_20_Internet_20_Link"><text:span text:style-name="T3">A process tracing study of the dynamic patterns of boredom in an online L3 course of German during COVID-19 pandemic</text:span></text:a></text:p>
        </text:list-item>
        <text:list-item>
          <text:p text:style-name="P13"><text:span text:style-name="T3">Galindo, 2009, </text:span><text:a xlink:type="simple" xlink:href="https://www.gilbertgalindo.com/importanceofmusic" text:style-name="Internet_20_link" text:visited-style-name="Visited_20_Internet_20_Link"><text:span text:style-name="T3">The Importance of Music in Our Society</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adornments="Light" style:font-pitch="variable"/>
    <style:font-face style:name="Roboto Light2" svg:font-family="'Roboto Light'" style:font-family-generic="system" style:font-pitch="variable"/>
    <style:font-face style:name="Roboto Slab Light" svg:font-family="'Roboto Slab Light'" style:font-adornments="Light"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2-08T09:45:36.957857784</meta:creation-date>
    <meta:editing-duration>PT35M24S</meta:editing-duration>
    <meta:editing-cycles>6</meta:editing-cycles>
    <dc:date>2022-02-09T12:40:44.702656757</dc:date>
    <meta:document-statistic meta:table-count="1" meta:image-count="0" meta:object-count="0" meta:page-count="2" meta:paragraph-count="21" meta:word-count="435" meta:character-count="2706" meta:non-whitespace-character-count="2297"/>
    <meta:template xlink:type="simple" xlink:actuate="onRequest" xlink:title="BAG3 Template" xlink:href="../../../../../../../../.config/libreoffice/4/user/template/BAG3%20Template.ott" meta:date="2022-02-08T09:45:35.200365237"/>
  </office:meta>
</office:document-meta>
</file>